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Ubuntu Mono" svg:font-family="'Ubuntu Mono'" style:font-pitch="fixed"/>
    <style:font-face style:name="CMU Serif Extra" svg:font-family="'CMU Serif Extr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MU Sans Serif" svg:font-family="'CMU Sans Serif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Ubuntu Mono" fo:font-size="13pt" style:font-name-asian="Courier New" style:font-size-asian="13pt" style:font-name-complex="Courier New" style:font-size-complex="13pt"/>
    </style:style>
    <style:style style:name="P3" style:family="paragraph" style:parent-style-name="Standard">
      <style:paragraph-properties fo:line-height="115%" fo:break-before="auto" fo:break-after="auto" style:writing-mode="lr-tb"/>
      <style:text-properties style:font-name="Ubuntu Mono" fo:font-size="13pt" style:font-size-asian="13pt" style:font-size-complex="13pt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2pt" style:font-size-asian="12pt" style:font-size-complex="12pt"/>
    </style:style>
    <style:style style:name="P5" style:family="paragraph" style:parent-style-name="Standard">
      <style:paragraph-properties fo:line-height="115%" fo:break-before="auto" fo:break-after="auto" style:writing-mode="lr-tb"/>
      <style:text-properties style:font-name="CMU Sans Serif"/>
    </style:style>
    <style:style style:name="P6" style:family="paragraph" style:parent-style-name="Standard">
      <style:paragraph-properties fo:line-height="115%" fo:break-before="auto" fo:break-after="auto" style:writing-mode="lr-tb"/>
      <style:text-properties style:font-name="CMU Sans Serif" fo:font-size="12pt" style:font-size-asian="12pt" style:font-size-complex="12pt"/>
    </style:style>
    <style:style style:name="P7" style:family="paragraph" style:parent-style-name="Standard">
      <style:paragraph-properties fo:line-height="115%" fo:break-before="auto" fo:break-after="auto" style:writing-mode="lr-tb"/>
    </style:style>
    <style:style style:name="P8" style:family="paragraph" style:parent-style-name="Standard" style:list-style-name="LS1">
      <style:paragraph-properties fo:margin-top="0cm" fo:margin-bottom="0cm" loext:contextual-spacing="false" fo:line-height="115%" fo:break-before="auto" fo:break-after="auto" style:writing-mode="lr-tb"/>
      <style:text-properties style:font-name="CMU Sans Serif" fo:font-size="12pt" style:font-size-asian="12pt" style:font-size-complex="12pt"/>
    </style:style>
    <style:style style:name="P9" style:family="paragraph" style:parent-style-name="Heading_20_1" style:master-page-name="Standard">
      <style:paragraph-properties fo:line-height="115%" style:page-number="auto" fo:break-before="auto" fo:break-after="auto" style:writing-mode="lr-tb"/>
      <style:text-properties style:font-name="CMU Serif Extra" fo:font-size="22pt" style:font-size-asian="22pt" style:font-size-complex="22pt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style:font-name="CMU Sans Serif" style:text-underline-style="solid" style:text-underline-width="auto" style:text-underline-color="font-color"/>
    </style:style>
    <style:style style:name="T3" style:family="text">
      <style:text-properties fo:color="#1155cc" style:font-name="CMU Sans Serif"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0000"/>
    </style:style>
    <style:style style:name="T7" style:family="text">
      <style:text-properties style:font-name-asian="Courier New" style:font-name-complex="Courier New"/>
    </style:style>
    <style:style style:name="T8" style:family="text">
      <style:text-properties style:font-name="CMU Sans Serif"/>
    </style:style>
    <style:style style:name="T9" style:family="text">
      <style:text-properties style:font-name="CMU Sans Serif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0"><text:bookmark text:name="h.ho4usmx2rri4"/>Что вдохновляет людей во всем мире</text:h>
      <text:p text:style-name="P5"/>
      <text:p text:style-name="P1"><text:span text:style-name="T9">Конференция </text:span><text:a xlink:type="simple" xlink:href="https://ru.wikipedia.org/wiki/TED_%28конференция%29" text:style-name="Internet_20_link" text:visited-style-name="Visited_20_Internet_20_Link"><text:span text:style-name="T3">TED</text:span></text:a><text:span text:style-name="T9"> -- одна из самых известных в мире. На ней выступают очень разные люди, говоря о математике, дизайне, философии, политике, культуре. В коротких лекциях (talks, 5-20 минут) они делятся своим опытом с аудиторией и это действительно вдохновляет.</text:span></text:p>
      <text:p text:style-name="P6"/>
      <text:p text:style-name="P6">Все выступления доступны на сайте ted.com. Более того, организаторы всячески поддерживают их распространение, так что все видео можно скачивать, и, более того, распространять самостоятельно в некоммерческих целях.</text:p>
      <text:p text:style-name="P6"/>
      <text:p text:style-name="P6">Почти все выступления на английском языке, даже если он не является родным для лектора. Многие энтузиасты переводят их и делают субтитры на десятках языках, в том числе и на русском.</text:p>
      <text:p text:style-name="P6"/>
      <text:p text:style-name="P1"><text:span text:style-name="T9">Все лекции на ted.com пронумероваты с 1, и на страницы можно заходить вот так: </text:span><text:a xlink:type="simple" xlink:href="http://ted.com/talks/1" text:style-name="Internet_20_link" text:visited-style-name="Visited_20_Internet_20_Link">http</text:a><text:a xlink:type="simple" xlink:href="http://ted.com/talks/1" text:style-name="Internet_20_link" text:visited-style-name="Visited_20_Internet_20_Link">://</text:a><text:a xlink:type="simple" xlink:href="http://ted.com/talks/1" text:style-name="Internet_20_link" text:visited-style-name="Visited_20_Internet_20_Link">ted</text:a><text:a xlink:type="simple" xlink:href="http://ted.com/talks/1" text:style-name="Internet_20_link" text:visited-style-name="Visited_20_Internet_20_Link">.</text:a><text:a xlink:type="simple" xlink:href="http://ted.com/talks/1" text:style-name="Internet_20_link" text:visited-style-name="Visited_20_Internet_20_Link">com</text:a><text:a xlink:type="simple" xlink:href="http://ted.com/talks/1" text:style-name="Internet_20_link" text:visited-style-name="Visited_20_Internet_20_Link">/</text:a><text:a xlink:type="simple" xlink:href="http://ted.com/talks/1" text:style-name="Internet_20_link" text:visited-style-name="Visited_20_Internet_20_Link">talks</text:a><text:a xlink:type="simple" xlink:href="http://ted.com/talks/1" text:style-name="Internet_20_link" text:visited-style-name="Visited_20_Internet_20_Link">/1</text:a></text:p>
      <text:p text:style-name="P6"/>
      <text:p text:style-name="P6">Всего видео более 2000.</text:p>
      <text:p text:style-name="P6"/>
      <text:p text:style-name="P6">Субтитры можно получить по ссылке вида:</text:p>
      <text:p text:style-name="P6">http://www.ted.com/talks/subtitles/id/&lt;id ролика&gt;/lang/&lt;язык&gt;/format/srt</text:p>
      <text:p text:style-name="P6">Язык: ru -- русский, en -- английский</text:p>
      <text:p text:style-name="P6"/>
      <text:p text:style-name="P6">Субтитры придут вот в таком формате (указано время “с” и “по” показа конкретной строки):</text:p>
      <text:p text:style-name="P1"/>
      <text:p text:style-name="P2">1</text:p>
      <text:p text:style-name="P2">00:00:14,820 --&gt; 00:00:18,820</text:p>
      <text:p text:style-name="P3"><text:span text:style-name="T7">Спасибо, Крис. Это огромная честь,</text:span></text:p>
      <text:p text:style-name="P2"/>
      <text:p text:style-name="P2">2</text:p>
      <text:p text:style-name="P2">00:00:18,820 --&gt; 00:00:22,820</text:p>
      <text:p text:style-name="P3"><text:span text:style-name="T7">получить возможность выйти на эту сцену дважды. Я неимоверно благодарен.</text:span></text:p>
      <text:p text:style-name="P2"/>
      <text:p text:style-name="P2">3</text:p>
      <text:p text:style-name="P2">00:00:22,820 --&gt; 00:00:29,820</text:p>
      <text:p text:style-name="P3"><text:span text:style-name="T7">Я в восторге от этой конференции, и я хочу поблагодарить вас всех</text:span></text:p>
      <text:p text:style-name="P2"/>
      <text:p text:style-name="P2"><text:soft-page-break/>4</text:p>
      <text:p text:style-name="P2">00:00:29,820 --&gt; 00:00:34,820</text:p>
      <text:p text:style-name="P3"><text:span text:style-name="T7">за благожелательные отзывы о моем позавчерашнем выступлении.</text:span></text:p>
      <text:p text:style-name="P1"/>
      <text:p text:style-name="P4"/>
      <text:p text:style-name="P6">Кстати, можно получить очень хороший опыт изучения английского, выполняя поиск по базе субтитров определенных языковых конструкций и прослушивая их. Двойная польза от лекции и изучения английского.</text:p>
      <text:p text:style-name="P6"/>
      <text:p text:style-name="P6"><text:span text:style-name="T5">Задание.</text:span> Пользуясь субтитрами, а также названиями лекций, составьте рейтинг тем, на которые чаще всего говорят и обращают внимание выступающие. Это должна проанализировать ваша программа.</text:p>
      <text:p text:style-name="P6"/>
      <text:p text:style-name="P6">Кроме того, на странице лекции доступно число просмотров, а также оценки зрителей по критериям: Inspiring, Ingenious, Informative, Persuasive, OK, Fascinating, Beautiful, Courageous, Longwinded, Obnoxious, Unconvincing, Confusing, Jaw-dropping, Funny.</text:p>
      <text:p text:style-name="P6"/>
      <text:p text:style-name="P6">На основе анализа оценок всех видео скажите: какие темы обычно вызывают большой интерес, а какие, наоборот, не находят отклика.</text:p>
      <text:p text:style-name="P6"/>
      <text:p text:style-name="P1"><text:span text:style-name="T9">Результаты своего исследования (выводы + программа на любом языке программирования) присылайте через </text:span><text:a xlink:type="simple" xlink:href="https://docs.google.com/forms/d/1Ly4TStzrxtN3FITuTvFmnfTVs7feM3QBNEBWTX1Ltas/viewform" text:style-name="Internet_20_link" text:visited-style-name="Visited_20_Internet_20_Link"><text:span text:style-name="T3">форму</text:span></text:a><text:span text:style-name="T9"> в течение 10 дней с момента отправления письма с заданием организаторами.</text:span></text:p>
      <text:p text:style-name="P6"/>
      <text:p text:style-name="P6">Отчет должен содержать:</text:p>
      <text:list xml:id="list4920418800949613839" text:style-name="LS1">
        <text:list-item>
          <text:p text:style-name="P8">Ваши ФИО.</text:p>
        </text:list-item>
        <text:list-item>
          <text:p text:style-name="P8">Описание средств разработки, гипотез, алгоритмов, которые вы использовали.</text:p>
        </text:list-item>
        <text:list-item>
          <text:p text:style-name="P8">Результаты, которые вы получили (возможно, графики и таблицы).</text:p>
        </text:list-item>
        <text:list-item>
          <text:p text:style-name="P8">Выводы (что можно было сделать еще, в чем были трудности, что понравилось).</text:p>
        </text:list-item>
      </text:list>
      <text:p text:style-name="P6"/>
      <text:p text:style-name="P6">Обращаем внимание, что задание необходимо выполнять <text:span text:style-name="T6">строго индивидуально</text:span>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Ubuntu Mono" svg:font-family="'Ubuntu Mono'" style:font-pitch="fixed"/>
    <style:font-face style:name="CMU Serif Extra" svg:font-family="'CMU Serif Extr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MU Sans Serif" svg:font-family="'CMU Sans Serif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Linux_X86_64 LibreOffice_project/00m0$Build-2</meta:generator>
    <dc:title/>
    <meta:initial-creator/>
    <dc:creator>Aleksey Lobanov</dc:creator>
    <meta:editing-cycles>3</meta:editing-cycles>
    <dc:date>2016-02-02T21:12:23.738417768</dc:date>
    <meta:editing-duration>PT2M17S</meta:editing-duration>
    <meta:document-statistic meta:table-count="0" meta:image-count="0" meta:object-count="0" meta:page-count="2" meta:paragraph-count="33" meta:word-count="369" meta:character-count="2659" meta:non-whitespace-character-count="2331"/>
  </office:meta>
</office:document-meta>
</file>